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49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6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5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2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5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6" style:family="paragraph" style:parent-style-name="Horizontal_20_Line">
      <style:paragraph-properties fo:line-height="115%"/>
    </style:style>
    <style:style style:name="P97" style:family="paragraph" style:parent-style-name="Horizontal_20_Line">
      <style:paragraph-properties fo:line-height="115%"/>
      <style:text-properties officeooo:paragraph-rsid="00410ddf"/>
    </style:style>
    <style:style style:name="P98" style:family="paragraph" style:parent-style-name="Horizontal_20_Line">
      <style:paragraph-properties fo:line-height="115%"/>
      <style:text-properties officeooo:paragraph-rsid="0066f764"/>
    </style:style>
    <style:style style:name="P99" style:family="paragraph" style:parent-style-name="Horizontal_20_Line">
      <style:paragraph-properties fo:line-height="115%"/>
      <style:text-properties officeooo:paragraph-rsid="0117d0be"/>
    </style:style>
    <style:style style:name="P100" style:family="paragraph" style:parent-style-name="Horizontal_20_Line">
      <style:paragraph-properties fo:line-height="115%"/>
      <style:text-properties officeooo:paragraph-rsid="0094a730"/>
    </style:style>
    <style:style style:name="P101" style:family="paragraph" style:parent-style-name="Horizontal_20_Line">
      <style:paragraph-properties fo:line-height="115%"/>
      <style:text-properties officeooo:paragraph-rsid="01330fdc"/>
    </style:style>
    <style:style style:name="P102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5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0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47932e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1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12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1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normal" style:font-size-asian="12pt" style:font-weight-asian="normal"/>
    </style:style>
    <style:style style:name="T3" style:family="text">
      <style:text-properties fo:color="#000000" fo:font-size="12pt" fo:font-weight="normal" officeooo:rsid="006374da" style:font-size-asian="12pt" style:font-weight-asian="normal"/>
    </style:style>
    <style:style style:name="T4" style:family="text">
      <style:text-properties fo:color="#000000" fo:font-size="12pt" fo:font-weight="normal" officeooo:rsid="00642082" style:font-size-asian="12pt" style:font-weight-asian="normal"/>
    </style:style>
    <style:style style:name="T5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fo:font-size="12pt" fo:font-style="italic" style:font-size-asian="12pt" style:font-style-asian="italic"/>
    </style:style>
    <style:style style:name="T11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3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4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15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16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19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20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21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22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23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24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25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26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27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28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29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30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3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32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38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f3a0b3" style:font-size-asian="12pt" style:font-style-asian="normal"/>
    </style:style>
    <style:style style:name="T46" style:family="text">
      <style:text-properties fo:color="#000000" fo:font-size="12pt" fo:font-style="normal" officeooo:rsid="00f3f29a" style:font-size-asian="12pt" style:font-style-asian="normal"/>
    </style:style>
    <style:style style:name="T47" style:family="text">
      <style:text-properties fo:color="#000000" fo:font-size="12pt" fo:font-style="normal" officeooo:rsid="012e66c2" style:font-size-asian="12pt" style:font-style-asian="normal"/>
    </style:style>
    <style:style style:name="T48" style:family="text">
      <style:text-properties fo:color="#000000" fo:font-size="12pt" fo:font-style="normal" officeooo:rsid="00bbbe5e" style:font-size-asian="12pt" style:font-style-asian="normal"/>
    </style:style>
    <style:style style:name="T49" style:family="text">
      <style:text-properties fo:color="#000000" fo:font-size="12pt" fo:font-style="normal" officeooo:rsid="00dc4e4c" style:font-size-asian="12pt" style:font-style-asian="normal"/>
    </style:style>
    <style:style style:name="T50" style:family="text">
      <style:text-properties fo:color="#000000" fo:font-size="12pt" fo:font-style="normal" officeooo:rsid="00e2c6d1" style:font-size-asian="12pt" style:font-style-asian="normal"/>
    </style:style>
    <style:style style:name="T51" style:family="text">
      <style:text-properties fo:color="#000000" fo:font-size="12pt" fo:font-style="normal" officeooo:rsid="00de6712" style:font-size-asian="12pt" style:font-style-asian="normal"/>
    </style:style>
    <style:style style:name="T52" style:family="text">
      <style:text-properties fo:color="#000000" fo:font-size="12pt" fo:font-style="normal" officeooo:rsid="00c42b3d" style:font-size-asian="12pt" style:font-style-asian="normal"/>
    </style:style>
    <style:style style:name="T53" style:family="text">
      <style:text-properties fo:color="#000000" fo:font-size="12pt" fo:font-style="normal" officeooo:rsid="00da5690" style:font-size-asian="12pt" style:font-style-asian="normal"/>
    </style:style>
    <style:style style:name="T54" style:family="text">
      <style:text-properties fo:color="#000000" fo:font-size="12pt" fo:font-style="normal" officeooo:rsid="00d642f9" style:font-size-asian="12pt" style:font-style-asian="normal"/>
    </style:style>
    <style:style style:name="T55" style:family="text">
      <style:text-properties fo:color="#000000" fo:font-size="12pt" fo:font-style="normal" officeooo:rsid="006b4918" style:font-size-asian="12pt" style:font-style-asian="normal"/>
    </style:style>
    <style:style style:name="T56" style:family="text">
      <style:text-properties fo:color="#000000" fo:font-size="12pt" fo:font-style="normal" officeooo:rsid="00c62270" style:font-size-asian="12pt" style:font-style-asian="normal"/>
    </style:style>
    <style:style style:name="T57" style:family="text">
      <style:text-properties fo:color="#000000" fo:font-size="12pt" fo:font-style="normal" officeooo:rsid="00cbd4d5" style:font-size-asian="12pt" style:font-style-asian="normal"/>
    </style:style>
    <style:style style:name="T58" style:family="text">
      <style:text-properties fo:color="#000000" fo:font-size="12pt" fo:font-style="normal" officeooo:rsid="00c606a7" style:font-size-asian="12pt" style:font-style-asian="normal"/>
    </style:style>
    <style:style style:name="T59" style:family="text">
      <style:text-properties fo:color="#000000" fo:font-size="12pt" fo:font-style="normal" officeooo:rsid="00c974e6" style:font-size-asian="12pt" style:font-style-asian="normal"/>
    </style:style>
    <style:style style:name="T60" style:family="text">
      <style:text-properties fo:color="#000000" fo:font-size="12pt" fo:font-style="normal" officeooo:rsid="00caac87" style:font-size-asian="12pt" style:font-style-asian="normal"/>
    </style:style>
    <style:style style:name="T61" style:family="text">
      <style:text-properties fo:color="#000000" fo:font-size="12pt" fo:font-style="normal" officeooo:rsid="00cab530" style:font-size-asian="12pt" style:font-style-asian="normal"/>
    </style:style>
    <style:style style:name="T62" style:family="text">
      <style:text-properties fo:color="#000000" fo:font-size="12pt" fo:font-style="normal" officeooo:rsid="001987d4" style:font-size-asian="12pt" style:font-style-asian="normal"/>
    </style:style>
    <style:style style:name="T63" style:family="text">
      <style:text-properties fo:color="#000000" fo:font-size="12pt" fo:font-style="normal" officeooo:rsid="00cb24f1" style:font-size-asian="12pt" style:font-style-asian="normal"/>
    </style:style>
    <style:style style:name="T64" style:family="text">
      <style:text-properties fo:color="#000000" fo:font-size="12pt" fo:font-style="normal" officeooo:rsid="00cbbe27" style:font-size-asian="12pt" style:font-style-asian="normal"/>
    </style:style>
    <style:style style:name="T65" style:family="text">
      <style:text-properties fo:color="#000000" fo:font-size="12pt" style:font-size-asian="12pt"/>
    </style:style>
    <style:style style:name="T66" style:family="text">
      <style:text-properties fo:color="#000000" fo:font-size="12pt" officeooo:rsid="002c2736" style:font-size-asian="12pt"/>
    </style:style>
    <style:style style:name="T67" style:family="text">
      <style:text-properties fo:color="#000000" fo:font-size="12pt" officeooo:rsid="009cf61b" style:font-size-asian="12pt"/>
    </style:style>
    <style:style style:name="T68" style:family="text">
      <style:text-properties fo:color="#000000" fo:font-size="12pt" officeooo:rsid="00c42b3d" style:font-size-asian="12pt"/>
    </style:style>
    <style:style style:name="T69" style:family="text">
      <style:text-properties fo:color="#000000" fo:font-size="12pt" officeooo:rsid="0070533b" style:font-size-asian="12pt"/>
    </style:style>
    <style:style style:name="T70" style:family="text">
      <style:text-properties fo:color="#000000" style:font-name="Times New Roman" fo:font-size="12pt" fo:font-weight="normal" style:font-size-asian="12pt" style:font-weight-asian="normal"/>
    </style:style>
    <style:style style:name="T71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2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3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74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75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76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77" style:family="text">
      <style:text-properties fo:color="#000000" style:font-name="Times New Roman" fo:font-size="12pt" fo:font-weight="bold" style:font-size-asian="12pt" style:font-weight-asian="bold"/>
    </style:style>
    <style:style style:name="T78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79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0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1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2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3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4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85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86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89" style:family="text">
      <style:text-properties fo:color="#000000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90" style:family="text">
      <style:text-properties fo:color="#000000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91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background-color="transparent" loext:char-shading-value="0" style:font-size-asian="12pt" style:font-style-asian="normal"/>
    </style:style>
    <style:style style:name="T93" style:family="text">
      <style:text-properties fo:color="#000000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94" style:family="text">
      <style:text-properties fo:color="#000000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95" style:family="text">
      <style:text-properties fo:color="#000000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96" style:family="text">
      <style:text-properties fo:color="#000000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97" style:family="text">
      <style:text-properties fo:color="#000000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98" style:family="text">
      <style:text-properties fo:color="#000000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99" style:family="text">
      <style:text-properties fo:color="#000000" style:font-name="Times New Roman" fo:font-size="12pt" fo:font-style="normal" officeooo:rsid="0150e876" fo:background-color="transparent" loext:char-shading-value="0" style:font-size-asian="12pt" style:font-style-asian="normal"/>
    </style:style>
    <style:style style:name="T100" style:family="text">
      <style:text-properties fo:color="#000000" style:text-position="super 58%" fo:font-size="12pt" fo:font-style="normal" officeooo:rsid="00f3a0b3" style:font-size-asian="12pt" style:font-style-asian="normal"/>
    </style:style>
    <style:style style:name="T101" style:family="text">
      <style:text-properties fo:color="#000000" style:text-position="super 58%" fo:font-size="12pt" fo:font-style="normal" officeooo:rsid="00de6712" style:font-size-asian="12pt" style:font-style-asian="normal"/>
    </style:style>
    <style:style style:name="T102" style:family="text">
      <style:text-properties fo:color="#000000" style:text-position="super 58%" fo:font-size="12pt" fo:font-style="normal" officeooo:rsid="00d642f9" style:font-size-asian="12pt" style:font-style-asian="normal"/>
    </style:style>
    <style:style style:name="T103" style:family="text">
      <style:text-properties fo:color="#000000" style:text-position="super 58%" fo:font-size="12pt" fo:font-style="normal" officeooo:rsid="00cbd4d5" style:font-size-asian="12pt" style:font-style-asian="normal"/>
    </style:style>
    <style:style style:name="T104" style:family="text">
      <style:text-properties fo:color="#000000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05" style:family="text">
      <style:text-properties fo:color="#000000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06" style:family="text">
      <style:text-properties fo:color="#000000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07" style:family="text">
      <style:text-properties officeooo:rsid="001bf53f"/>
    </style:style>
    <style:style style:name="T108" style:family="text">
      <style:text-properties fo:font-style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1bf53f" style:font-style-asian="italic" style:font-style-complex="italic"/>
    </style:style>
    <style:style style:name="T111" style:family="text">
      <style:text-properties fo:font-style="italic" officeooo:rsid="00b673e6" style:font-style-asian="italic" style:font-style-complex="italic"/>
    </style:style>
    <style:style style:name="T112" style:family="text">
      <style:text-properties fo:font-style="italic" officeooo:rsid="00510d3b" style:font-style-asian="italic" style:font-style-complex="italic" style:font-weight-complex="normal"/>
    </style:style>
    <style:style style:name="T113" style:family="text">
      <style:text-properties style:font-style-complex="normal"/>
    </style:style>
    <style:style style:name="T114" style:family="text">
      <style:text-properties officeooo:rsid="001bf53f" style:font-style-complex="normal"/>
    </style:style>
    <style:style style:name="T115" style:family="text">
      <style:text-properties officeooo:rsid="00510d3b" style:font-style-complex="normal"/>
    </style:style>
    <style:style style:name="T116" style:family="text">
      <style:text-properties officeooo:rsid="00510d3b" style:font-style-complex="normal" style:font-weight-complex="normal"/>
    </style:style>
    <style:style style:name="T117" style:family="text">
      <style:text-properties officeooo:rsid="01195898" style:font-style-complex="normal"/>
    </style:style>
    <style:style style:name="T118" style:family="text">
      <style:text-properties officeooo:rsid="011b6baa" style:font-style-complex="normal"/>
    </style:style>
    <style:style style:name="T119" style:family="text">
      <style:text-properties officeooo:rsid="01330fdc" style:font-style-complex="normal"/>
    </style:style>
    <style:style style:name="T120" style:family="text">
      <style:text-properties officeooo:rsid="013b48fd" style:font-style-complex="normal"/>
    </style:style>
    <style:style style:name="T121" style:family="text">
      <style:text-properties officeooo:rsid="002e88a6"/>
    </style:style>
    <style:style style:name="T122" style:family="text">
      <style:text-properties style:text-position="super 58%" officeooo:rsid="002e88a6"/>
    </style:style>
    <style:style style:name="T123" style:family="text">
      <style:text-properties style:text-position="super 58%" officeooo:rsid="00de6712" fo:background-color="transparent" loext:char-shading-value="0" style:font-weight-complex="normal"/>
    </style:style>
    <style:style style:name="T124" style:family="text">
      <style:text-properties officeooo:rsid="0058d7e8"/>
    </style:style>
    <style:style style:name="T125" style:family="text">
      <style:text-properties officeooo:rsid="00642082"/>
    </style:style>
    <style:style style:name="T126" style:family="text">
      <style:text-properties style:font-name="Menlo" fo:font-size="10pt" officeooo:rsid="007a5e78" style:font-size-asian="10pt" style:font-size-complex="10pt" style:font-weight-complex="normal"/>
    </style:style>
    <style:style style:name="T127" style:family="text">
      <style:text-properties style:font-name="Menlo" fo:font-size="10pt" officeooo:rsid="01330fdc" style:font-size-asian="10pt" style:font-size-complex="10pt" style:font-weight-complex="normal"/>
    </style:style>
    <style:style style:name="T128" style:family="text">
      <style:text-properties fo:font-style="normal" officeooo:rsid="003f617d" style:font-style-asian="normal" style:font-weight-complex="normal"/>
    </style:style>
    <style:style style:name="T129" style:family="text">
      <style:text-properties fo:font-style="normal" officeooo:rsid="002ad46c" style:font-style-asian="normal" style:font-weight-complex="normal"/>
    </style:style>
    <style:style style:name="T130" style:family="text">
      <style:text-properties fo:font-style="normal" officeooo:rsid="011dd703" style:font-style-asian="normal" style:font-weight-complex="normal"/>
    </style:style>
    <style:style style:name="T131" style:family="text">
      <style:text-properties fo:font-style="normal" officeooo:rsid="00b673e6" style:font-style-asian="normal" style:font-style-complex="normal"/>
    </style:style>
    <style:style style:name="T132" style:family="text">
      <style:text-properties officeooo:rsid="007caea3"/>
    </style:style>
    <style:style style:name="T133" style:family="text">
      <style:text-properties officeooo:rsid="008c8da6"/>
    </style:style>
    <style:style style:name="T134" style:family="text">
      <style:text-properties officeooo:rsid="0091b4ae"/>
    </style:style>
    <style:style style:name="T135" style:family="text">
      <style:text-properties officeooo:rsid="002ad46c"/>
    </style:style>
    <style:style style:name="T136" style:family="text">
      <style:text-properties officeooo:rsid="00a5541d"/>
    </style:style>
    <style:style style:name="T137" style:family="text">
      <style:text-properties officeooo:rsid="00a5d790"/>
    </style:style>
    <style:style style:name="T138" style:family="text">
      <style:text-properties officeooo:rsid="00b0c6f6"/>
    </style:style>
    <style:style style:name="T139" style:family="text">
      <style:text-properties officeooo:rsid="00b673e6"/>
    </style:style>
    <style:style style:name="T140" style:family="text">
      <style:text-properties officeooo:rsid="00be1ec8"/>
    </style:style>
    <style:style style:name="T141" style:family="text">
      <style:text-properties officeooo:rsid="00c42b3d"/>
    </style:style>
    <style:style style:name="T142" style:family="text">
      <style:text-properties officeooo:rsid="00dfb033"/>
    </style:style>
    <style:style style:name="T143" style:family="text">
      <style:text-properties officeooo:rsid="00dc4e4c" fo:background-color="transparent" loext:char-shading-value="0" style:font-weight-complex="normal"/>
    </style:style>
    <style:style style:name="T144" style:family="text">
      <style:text-properties officeooo:rsid="0116c2d1" fo:background-color="transparent" loext:char-shading-value="0" style:font-weight-complex="normal"/>
    </style:style>
    <style:style style:name="T145" style:family="text">
      <style:text-properties officeooo:rsid="006374da" fo:background-color="transparent" loext:char-shading-value="0"/>
    </style:style>
    <style:style style:name="T146" style:family="text">
      <style:text-properties officeooo:rsid="01330fdc" fo:background-color="transparent" loext:char-shading-value="0"/>
    </style:style>
    <style:style style:name="T147" style:family="text">
      <style:text-properties officeooo:rsid="00e5f8e5"/>
    </style:style>
    <style:style style:name="T148" style:family="text">
      <style:text-properties officeooo:rsid="00b7c47e"/>
    </style:style>
    <style:style style:name="T149" style:family="text">
      <style:text-properties officeooo:rsid="00e6be7a"/>
    </style:style>
    <style:style style:name="T150" style:family="text">
      <style:text-properties officeooo:rsid="00f074a7"/>
    </style:style>
    <style:style style:name="T151" style:family="text">
      <style:text-properties officeooo:rsid="0101dc2e"/>
    </style:style>
    <style:style style:name="T152" style:family="text">
      <style:text-properties officeooo:rsid="010ef239"/>
    </style:style>
    <style:style style:name="T153" style:family="text">
      <style:text-properties officeooo:rsid="011e903b"/>
    </style:style>
    <style:style style:name="T154" style:family="text">
      <style:text-properties officeooo:rsid="01327e8d"/>
    </style:style>
    <style:style style:name="T155" style:family="text">
      <style:text-properties officeooo:rsid="01330fdc"/>
    </style:style>
    <style:style style:name="T156" style:family="text">
      <style:text-properties officeooo:rsid="01343cd8"/>
    </style:style>
    <style:style style:name="T157" style:family="text">
      <style:text-properties officeooo:rsid="0134a2b0"/>
    </style:style>
    <style:style style:name="T158" style:family="text">
      <style:text-properties officeooo:rsid="0135217c"/>
    </style:style>
    <style:style style:name="T159" style:family="text">
      <style:text-properties officeooo:rsid="0136dc5a"/>
    </style:style>
    <style:style style:name="T160" style:family="text">
      <style:text-properties officeooo:rsid="014e71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Geoffrey Brookshire</text:p>
      <text:p text:style-name="P104"><text:span text:style-name="T127">g.</text:span><text:span text:style-name="T126">brookshire@</text:span><text:span text:style-name="T127">bham.ac.uk</text:span></text:p>
      <text:p text:style-name="P105"><text:a xlink:type="simple" xlink:href="https://github.com/gbrookshire" text:style-name="Internet_20_link" text:visited-style-name="Visited_20_Internet_20_Link"><text:span text:style-name="T145">https://github.com/gbrookshire</text:span></text:a><text:span text:style-name="T145"> </text:span></text:p>
      <text:p text:style-name="P105"><text:span text:style-name="T145">School of Psychology<text:line-break/>University of Birmingham<text:line-break/>Edgbaston<text:line-break/>Birmingham<text:line-break/>B15 2TT<text:line-break/>U</text:span><text:span text:style-name="T146">nited Kingdom</text:span></text:p>
      <text:p text:style-name="P5">Current position</text:p>
      <text:p text:style-name="P101"/>
      <text:p text:style-name="P43"><text:span text:style-name="T74">2018–Present<text:tab/></text:span><text:span text:style-name="T75">Postdoctoral Research Fellow</text:span></text:p>
      <text:p text:style-name="P31"><text:tab/><text:tab/><text:tab/>University of <text:span text:style-name="T155">Birmingham</text:span></text:p>
      <text:p text:style-name="P29"><text:tab/><text:tab/><text:tab/>PI: Ole Jensen</text:p>
      <text:p text:style-name="P30"/>
      <text:p text:style-name="P4">Education</text:p>
      <text:p text:style-name="P96"/>
      <text:p text:style-name="P44"><text:span text:style-name="T74">2018<text:tab/></text:span><text:span text:style-name="T73"><text:tab/></text:span><text:span text:style-name="T72"><text:tab/>Ph.D. in </text:span><text:span text:style-name="T75">P</text:span><text:span text:style-name="T72">sychology - </text:span><text:span text:style-name="T75">I</text:span><text:span text:style-name="T72">ntegrative </text:span><text:span text:style-name="T75">N</text:span><text:span text:style-name="T72">euroscience </text:span></text:p>
      <text:p text:style-name="P31"><text:tab/><text:tab/><text:tab/>University of Chicago</text:p>
      <text:p text:style-name="P29"><text:span text:style-name="T156"><text:tab/><text:tab/><text:tab/>PI</text:span><text:span text:style-name="T72">: Daniel Casasant</text:span><text:span text:style-name="T157">o</text:span></text:p>
      <text:p text:style-name="P27"/>
      <text:p text:style-name="P27"><text:span text:style-name="T157">2017-18</text:span><text:tab/><text:tab/><text:span text:style-name="T157">Visiting student at </text:span>Cornell University</text:p>
      <text:p text:style-name="P33"/>
      <text:p text:style-name="P44"><text:span text:style-name="T71">2013</text:span><text:span text:style-name="T78"><text:tab/><text:tab/><text:tab/></text:span><text:span text:style-name="T71">M.A. in </text:span><text:span text:style-name="T75">E</text:span><text:span text:style-name="T71">xperimental </text:span><text:span text:style-name="T75">P</text:span><text:span text:style-name="T71">sychology</text:span></text:p>
      <text:p text:style-name="P44"><text:span text:style-name="T71"><text:tab/><text:tab/><text:tab/></text:span><text:span text:style-name="T70">The New School for Social Research</text:span></text:p>
      <text:p text:style-name="P28"><text:tab/><text:tab/><text:tab/><text:span text:style-name="T158">PI</text:span>: Daniel Casasanto</text:p>
      <text:p text:style-name="P17"/>
      <text:p text:style-name="P45"><text:span text:style-name="T70">2009</text:span><text:span text:style-name="T77"><text:tab/></text:span><text:span text:style-name="T70"><text:tab/><text:tab/>B.A. with honors in </text:span><text:span text:style-name="T76">P</text:span><text:span text:style-name="T70">sychology</text:span></text:p>
      <text:p text:style-name="P17"><text:tab/><text:tab/><text:tab/>University of California – Berkeley</text:p>
      <text:p text:style-name="P13"><text:tab/><text:tab/><text:tab/><text:span text:style-name="T156">PI: Rich Ivry</text:span></text:p>
      <text:p text:style-name="P13"/>
      <text:p text:style-name="P2">Awards</text:p>
      <text:p text:style-name="P97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2">New School for Social Research</text:span> Outstanding M.A. Graduate award</text:p>
      <text:p text:style-name="P21"><text:soft-page-break/>2011–2013<text:tab/><text:tab/><text:span text:style-name="T132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35">–2009<text:tab/></text:span><text:tab/>Robert &amp; Colleen Haas Scholar</text:p>
      <text:p text:style-name="P14">2005<text:tab/><text:tab/><text:tab/>Flinn Foundation Scholarship Finalist</text:p>
      <text:p text:style-name="P13"/>
      <text:p text:style-name="P49">Publications</text:p>
      <text:p text:style-name="P97"/>
      <text:p text:style-name="P107">Lucero, C., Brookshire, G., Sava-Segal, C., Bottini, R., Goldin-Meadow, S., Vogel, E. K., &amp; Casasanto, D. (<text:span text:style-name="T160">2020</text:span>.) Unconscious number discrimination in the human visual system. <text:span text:style-name="T109">Cerebral Cortex.</text:span></text:p>
      <text:p text:style-name="P106">Brookshire, G. &amp; Casasanto, D. (2018). Approach motivation in human cerebral cortex. <text:span text:style-name="T109">Philosophical Transactions of the Royal Society B</text:span>. DOI: 10.1098/rstb.2017-0141</text:p>
      <text:p text:style-name="P106">Brookshire, G., Lu, J., Nusbaum, H. C., Goldin-Meadow, S., &amp; Casasanto, D. (2017). Visual cortex entrains to sign language. <text:span text:style-name="T108">Proceedings of the National Academy of Sciences</text:span>, <text:span text:style-name="T108">114</text:span>(24), 6352-6357.</text:p>
      <text:p text:style-name="P108"><text:span text:style-name="T136">Gray, S. J., Brookshire, G., Casasanto, D., &amp; Gallo, D. </text:span>(<text:span text:style-name="T139">2015</text:span>). Electrically Stimulating Prefrontal Cortex at Retrieval Improves Recollection Accuracy. <text:span text:style-name="T109">Cortex</text:span><text:span text:style-name="T111">, 73</text:span><text:span text:style-name="T131">, 188-194.</text:span></text:p>
      <text:p text:style-name="P109">Casasanto, D., Brookshire, G., <text:span text:style-name="T141">&amp; </text:span>Ivry, R. (<text:span text:style-name="T139">2015</text:span>). Meaning is not a reflex: Context dependence of motor-meaning congruity effects. <text:span text:style-name="T109">Cognitive Scienc</text:span><text:span text:style-name="T111">e, 39</text:span><text:span text:style-name="T131">(8), 1979-1986. </text:span></text:p>
      <text:p text:style-name="P110"><text:span text:style-name="T66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66"> </text:span><text:span text:style-name="T67">(pp. 296–301)</text:span><text:span text:style-name="T66">. Austin, TX: Cognitive Science Society.</text:span></text:p>
      <text:p text:style-name="P112"><text:span text:style-name="T66">Brookshire, G., Graver, C., </text:span><text:span text:style-name="T68">&amp;</text:span><text:span text:style-name="T66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66"> (pp. </text:span><text:span text:style-name="T69">245–250</text:span><text:span text:style-name="T66">). Austin, TX: Cognitive Science Society.</text:span></text:p>
      <text:p text:style-name="P111"><text:span text:style-name="T65">Brookshire, G. &amp; Casasanto, D. (2012). Motivation and Motor Control: Hemispheric Specialization for Approach Motivation Reverses with Handedness. </text:span><text:span text:style-name="T10">PLoS ONE 7(4)</text:span><text:span text:style-name="T44">: e36036. doi:10.1371/journal.pone.0036036</text:span></text:p>
      <text:p text:style-name="P111"><text:span text:style-name="T44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4"> (pp. 2610-2615). Austin, TX: Cognitive Science Society.</text:span></text:p>
      <text:p text:style-name="P50"><text:span text:style-name="T13">Brookshire, G.</text:span><text:span text:style-name="T12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2"> (pp. 1940-1945). Austin, TX: Cognitive Science </text:span><text:soft-page-break/><text:span text:style-name="T12">Society.</text:span></text:p>
      <text:p text:style-name="P64"/>
      <text:p text:style-name="P6">Talks</text:p>
      <text:p text:style-name="P100"/>
      <text:p text:style-name="P41"><text:span text:style-name="T82">* </text:span><text:span text:style-name="T83">Invited talks</text:span></text:p>
      <text:p text:style-name="P40"/>
      <text:p text:style-name="P48"><text:span text:style-name="T82">2</text:span><text:span text:style-name="T79">020<text:tab/><text:tab/>* Psycholinguistics group meeting, University of Birmingham, UK</text:span></text:p>
      <text:p text:style-name="P46"><text:span text:style-name="T82">2018<text:tab/><text:tab/>* </text:span><text:span text:style-name="T84">Chang lab, UCSF</text:span></text:p>
      <text:p text:style-name="P42"><text:bookmark text:name=":11v"/><text:span text:style-name="T82"><text:tab/><text:tab/>* </text:span>Meetings on Methodology for MEEG, <text:span text:style-name="T82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43">89</text:span><text:span text:style-name="T123">th</text:span><text:span text:style-name="T143"> annual meeting of the Midwestern Psychological Association, Chicago, IL</text:span></text:p>
      <text:p text:style-name="P38"><text:span text:style-name="T143"><text:tab/><text:tab/></text:span><text:span text:style-name="T144">Human Development Brown Bag talk, Cornell</text:span></text:p>
      <text:p text:style-name="P34">2015<text:tab/><text:tab/><text:span text:style-name="T138">Art, Science and Culture Initiative at UChicago</text:span></text:p>
      <text:p text:style-name="P34"><text:tab/><text:tab/>University of Chicago Neuroscience Annual Retreat</text:p>
      <text:p text:style-name="P35"><text:tab/><text:tab/><text:span text:style-name="T138">Humanities Day at UChicago</text:span></text:p>
      <text:p text:style-name="P36">2014<text:tab/><text:tab/>Cognitive Workshop, University of Chicago</text:p>
      <text:p text:style-name="P36"><text:tab/><text:tab/><text:span text:style-name="T134">NEURO chats, University of Chicago</text:span></text:p>
      <text:p text:style-name="P37"><text:span text:style-name="T121">2013<text:tab/><text:tab/>35</text:span><text:span text:style-name="T122">th</text:span><text:span text:style-name="T121"> annual meeting of the Cognitive Science Society, Berlin, Germany</text:span></text:p>
      <text:p text:style-name="P37">2011<text:tab/><text:tab/><text:span text:style-name="T121">33</text:span><text:span text:style-name="T122">rd</text:span><text:span text:style-name="T121"> a</text:span>nnual <text:span text:style-name="T142">m</text:span>eeting of the Cognitive Science Society, Boston, MA</text:p>
      <text:p text:style-name="P6"/>
      <text:p text:style-name="P65">Posters</text:p>
      <text:p text:style-name="P97"/>
      <text:p text:style-name="P113"><text:span text:style-name="T87">Brookshire, G., Mangelsdorf, H.</text:span><text:span text:style-name="T88">H</text:span><text:span text:style-name="T87">., Sava-Segal, C., Reis, K., Nusbaum, H., Goldin-Meadow, S., </text:span><text:span text:style-name="T88">Casasanto, D. (202</text:span><text:span text:style-name="T89">1</text:span><text:span text:style-name="T88">). </text:span><text:span text:style-name="T97">Expertise modulates neural tracking of dance and sign language</text:span><text:span text:style-name="T88">. Poster </text:span><text:span text:style-name="T89">to be </text:span><text:span text:style-name="T88">presented at the 202</text:span><text:span text:style-name="T89">1</text:span><text:span text:style-name="T88"> </text:span><text:span text:style-name="T90">m</text:span><text:span text:style-name="T91">eeting of the </text:span><text:span text:style-name="T89">Cognitive Science Society</text:span><text:span text:style-name="T91">.</text:span></text:p>
      <text:p text:style-name="P62"><text:span text:style-name="T93">B</text:span><text:span text:style-name="T92">rookshire, G., Mangelsdorf, H.</text:span><text:span text:style-name="T97">H</text:span><text:span text:style-name="T92">., Sava-Segal, C., Reis, K., Nusbaum, H., Goldin-Meadow, S., </text:span><text:span text:style-name="T97">Casasanto, D. (2020). Cortical stimulus-tracking depends on expertise. Poster presented at the 2020 <text:s/></text:span><text:span text:style-name="T98">m</text:span><text:span text:style-name="T94">eeting of the Society for the Neurobiology of Language.</text:span></text:p>
      <text:p text:style-name="P58"><text:span text:style-name="T93">B</text:span><text:span text:style-name="T92">rookshire, G., Landau, A., &amp; Jensen, O. (2019). Investigating rhythmic attentional sampling using rapid frequency-tagging in MEG. Poster presented at the MEG UK Conference in Cardiff, UK.</text:span></text:p>
      <text:p text:style-name="P59"><text:span text:style-name="T93">B</text:span><text:span text:style-name="T94">rookshire, G. &amp; Casasanto, D. (201</text:span><text:span text:style-name="T95">8</text:span><text:span text:style-name="T94">). </text:span><text:span text:style-name="T95">Cortex can entrain to predictable sequences even in the absense of periodicity. Poster presented at the 25</text:span><text:span text:style-name="T104">th</text:span><text:span text:style-name="T95"> annual meeting of the Cognitive Neuroscience Society in Boston, MA.</text:span></text:p>
      <text:p text:style-name="P60"><text:span text:style-name="T93">Lucero, C., Brookshire, G., Quirk, C., Goldin-Meadow, S., Vogel, E., &amp; Casasanto, D. (2018). Unconscious number discrimination in the human visual system. Poster presented at the 25</text:span><text:span text:style-name="T105">th</text:span><text:span text:style-name="T93"> annual meeting of the Cognitive Neuroscience Society, Boston, MA. </text:span></text:p>
      <text:p text:style-name="P60"><text:span text:style-name="T93">B</text:span><text:span text:style-name="T94">rookshire, G. &amp; Casasanto, D. (201</text:span><text:span text:style-name="T95">8</text:span><text:span text:style-name="T94">). Cortical phase-locking to predictable temporal sequences in the </text:span><text:soft-page-break/><text:span text:style-name="T94">absence of periodicity. </text:span><text:span text:style-name="T96">Poster presented at the 31</text:span><text:span text:style-name="T106">st</text:span><text:span text:style-name="T96"> annual CUNY Sentence Processing Conference, Davis, CA.</text:span></text:p>
      <text:p text:style-name="P59"><text:span text:style-name="T93">Yap, D. F., Brookshire, G., &amp; Casasanto, D. (2018). Beat gestures encode spatial semantics. Poster presented at the 31st </text:span><text:span text:style-name="T96">annual CUNY Sentence Processing Conference, Davis, CA.</text:span><text:span text:style-name="T93"> </text:span></text:p>
      <text:p text:style-name="P61"><text:span text:style-name="T93">B</text:span><text:span text:style-name="T94">rookshire, G. &amp; Casasanto, D. (2017). C</text:span><text:span text:style-name="T44">ortical entrainment depends on temporal predictability, not periodicity. </text:span><text:span text:style-name="T45">Poster presented at the 9</text:span><text:span text:style-name="T100">th</text:span><text:span text:style-name="T45"> </text:span><text:span text:style-name="T46">a</text:span><text:span text:style-name="T45">nnual </text:span><text:span text:style-name="T46">m</text:span><text:span text:style-name="T45">eeting of the Society for the Neurobiology of Language, Baltimore, MD. </text:span><text:span text:style-name="T47">(Selected for presentation as a poster slam.)</text:span></text:p>
      <text:p text:style-name="P51"><text:span text:style-name="T48">Brookshire, G., Lu, J., Nusbaum, H., </text:span><text:span text:style-name="T49">Goldin-Meadow, S., &amp; Casasanto, D. (201</text:span><text:span text:style-name="T50">7</text:span><text:span text:style-name="T49">). </text:span><text:span text:style-name="T51">Visual cortex entrains to low-frequency amplitude variability in sign language. <text:s/></text:span><text:span text:style-name="T49">Poster presented at </text:span><text:span text:style-name="T51">the 24</text:span><text:span text:style-name="T101">th</text:span><text:span text:style-name="T51"> annual meeting of the Cognitive Neuroscience Society, San Francisco, CA.</text:span></text:p>
      <text:p text:style-name="P52"><text:span text:style-name="T48">Brookshire, G., </text:span><text:span text:style-name="T52">Turk-Browne, N.B.,</text:span><text:span text:style-name="T48"> &amp; Casasanto, D. </text:span><text:span text:style-name="T53">(2016). </text:span><text:span text:style-name="T48">Top-down </text:span><text:span text:style-name="T54">p</text:span><text:span text:style-name="T48">redictions in </text:span><text:span text:style-name="T54">s</text:span><text:span text:style-name="T48">tatistical </text:span><text:span text:style-name="T54">l</text:span><text:span text:style-name="T48">earning </text:span><text:span text:style-name="T54">c</text:span><text:span text:style-name="T48">arried by </text:span><text:span text:style-name="T54">a</text:span><text:span text:style-name="T48">lpha </text:span><text:span text:style-name="T54">o</text:span><text:span text:style-name="T48">scillations. </text:span><text:span text:style-name="T54">Poster presented at the 8</text:span><text:span text:style-name="T102">th</text:span><text:span text:style-name="T54"> annual meeting for the Society for the Neurobiology of Language, London.</text:span></text:p>
      <text:p text:style-name="P52"><text:span text:style-name="T55">B</text:span><text:span text:style-name="T44">rookshire, G. &amp; Casasanto, D. (</text:span><text:span text:style-name="T56">2016). Top-down predictions in statistical learning are carried by alpha oscillations. Poster presented at the </text:span><text:span text:style-name="T57">28</text:span><text:span text:style-name="T103">th</text:span><text:span text:style-name="T57"> annual convention of the</text:span><text:span text:style-name="T56"> Association for Psychological Science, Chicago, IL.</text:span></text:p>
      <text:p text:style-name="P53"><text:span text:style-name="T55">B</text:span><text:span text:style-name="T44">rookshire, G. &amp; Cas</text:span><text:span text:style-name="T58">a</text:span><text:span text:style-name="T44">santo, D. (2015). Associative networks learn grammatical categories from sequential order alone. Poster presented at the </text:span><text:span text:style-name="T59">56th annual meeting of the Psychonomic Society, Chicago, IL.</text:span></text:p>
      <text:p text:style-name="P54"><text:span text:style-name="T55">B</text:span><text:span text:style-name="T44">rookshire, G. &amp; Cas</text:span><text:span text:style-name="T58">a</text:span><text:span text:style-name="T44">santo, D. (2015). Associative networks learn abstract grammatical categories. Poster presented at the </text:span><text:span text:style-name="T60">7th annual meeting of the Society for the Neurobiology of Language, Chicago, IL.</text:span></text:p>
      <text:p text:style-name="P55"><text:span text:style-name="T55">Brookshire, G. &amp; Casasanto, D. (2013). Manual motor asymmetries predict hemispheric lateralization of emotion. Poster presented at the </text:span><text:span text:style-name="T61">3rd annual meeting of the Society for Social Neuroscience (S4SN), San Diego, CA.</text:span></text:p>
      <text:p text:style-name="P56"><text:span text:style-name="T62">Brookshire, G. &amp; Casasanto, D. (2013). Brief Motor Experience Reverses Visual Hemifield Effects for Emotional Faces. Poster presented at the </text:span><text:span text:style-name="T63">25th annual convention of the Association for Psychological Science, Washington, DC.</text:span></text:p>
      <text:p text:style-name="P56"><text:span text:style-name="T44">Brookshire, G. <text:s/>&amp; Casasanto, D. (2013). Manual motor asymmetries predict neural organization of emotion. Poster</text:span><text:span text:style-name="T62"> </text:span><text:span text:style-name="T44">presented at the </text:span><text:span text:style-name="T63">20th annual meeting of the Cognitive Neuroscience Society, San Francisco, CA.</text:span></text:p>
      <text:p text:style-name="P57"><text:span text:style-name="T44">Brookshire, G. &amp; Casasanto, D. (2011). Brief motor experience reverses visual hemifield effects. <text:s/>Poster presented at the </text:span><text:span text:style-name="T64">18th annual meeting of the Cognitive Neuroscience Society, San Francisco, CA.</text:span></text:p>
      <text:p text:style-name="P63">Brookshire, G. &amp; Casasanto, D. (2010). Motor Fluency Predicts Space-Valence Associations. Poster presented at The Embodied Mind: Perspectives &amp; Limitations, Nijmegen, Netherlands.</text:p>
      <text:p text:style-name="P63">Brookshire, G., Ivry, R., &amp; Casasanto, D. (2010). Modulation of motor-meaning congruity effects for valenced words. Poster presented at the FENS Forum of European Neuroscience, Amsterdam, <text:soft-page-break/>Netherlands.</text:p>
      <text:p text:style-name="P7"/>
      <text:p text:style-name="P8">Service and memberships</text:p>
      <text:p text:style-name="P97"/>
      <text:p text:style-name="P66"><text:span text:style-name="T7">Ad hoc reviewer</text:span><text:span text:style-name="T14">: </text:span><text:span text:style-name="T23">Acta Psychologia; </text:span><text:span text:style-name="T14">Attention, Perception &amp; Psychophysics; </text:span><text:span text:style-name="T12">Brain and Language; Cerebral Cortex; </text:span><text:span text:style-name="T17">Cognition; </text:span><text:span text:style-name="T20">Cognitive Process</text:span><text:span text:style-name="T22">ing</text:span><text:span text:style-name="T20">; </text:span><text:span text:style-name="T16">Cognitive Science;</text:span><text:span text:style-name="T12"> Cognitive Science Society conference proceedings; </text:span><text:span text:style-name="T19">Emotion; </text:span><text:span text:style-name="T43">European Journal of Neuroscience; </text:span><text:span text:style-name="T12">Frontiers in Psychology; </text:span><text:span text:style-name="T39">Journal of Cognitive Psychology; </text:span><text:span text:style-name="T18">Journal of Neuroscience; </text:span><text:span text:style-name="T41">Nature Neuroscience; </text:span><text:span text:style-name="T29">NeuroImage; </text:span><text:span text:style-name="T24">Proceedings of the National Academy of Sciences; </text:span><text:span text:style-name="T15">Psychological Research; </text:span><text:span text:style-name="T21">Psychological Science</text:span></text:p>
      <text:p text:style-name="P71"/>
      <text:p text:style-name="P67"><text:span text:style-name="T7">Memberships</text:span><text:span text:style-name="T14">: Association for Psychological Science, Cognitive Neuroscience Society, Cognitive Science Society, </text:span><text:span text:style-name="T25">Psychonomic Society, </text:span><text:span text:style-name="T26">Society for the Neurobiology of Language, </text:span><text:span text:style-name="T27">Society for Neuroscience</text:span></text:p>
      <text:p text:style-name="P70"/>
      <text:p text:style-name="P69"><text:span text:style-name="T8">D</text:span><text:span text:style-name="T6">epartment</text:span><text:span text:style-name="T9">al</text:span><text:span text:style-name="T6"> service</text:span><text:span text:style-name="T12">: </text:span><text:span text:style-name="T42">Presented on applying for postdoctoral positions in the </text:span><text:span text:style-name="T12">“</text:span><text:span text:style-name="T42">What next?” Workshop on career advice after the PhD (2019); </text:span><text:span text:style-name="T41">Co-organize cognitive neuroscience workshop between the University of Birmingham and Oxford University </text:span><text:span text:style-name="T42">(2019);</text:span><text:span text:style-name="T41"> </text:span><text:span text:style-name="T40">Organized PhD/postdoc symposium for visiting speaker Sabine Kastner (2018); </text:span><text:span text:style-name="T38">Student mentor for a first-year PhD student (2014–2017); Host visiting prospective students (2014–2017); </text:span><text:span text:style-name="T30">C</text:span><text:span text:style-name="T12">ommittee to select departmental colloquium speakers </text:span><text:span text:style-name="T28">(2014–2015)</text:span></text:p>
      <text:p text:style-name="P69"><text:span text:style-name="T38"><text:s text:c="2"/></text:span><text:span text:style-name="T40"><text:s/></text:span></text:p>
      <text:p text:style-name="P68"><text:span text:style-name="T2">Outreach and community</text:span><text:span text:style-name="T31">: </text:span><text:span text:style-name="T37">Popular-audience presentations at Brain Awareness Week, Birmingham (2019); </text:span><text:span text:style-name="T32">Judge for the Chicago Area Undergraduate Research Symposium (201</text:span><text:span text:style-name="T33">6–17</text:span><text:span text:style-name="T32">); </text:span><text:span text:style-name="T34">Presentations for the general public at the UChicago Humanities Day (2015) and Art, Science and Culture Initiative (2015); Cognitive science demonstrations </text:span><text:span text:style-name="T35">for college students </text:span><text:span text:style-name="T34">with the Think Tank (201</text:span><text:span text:style-name="T36">5-1</text:span><text:span text:style-name="T34">6, thinktank.uchicago.edu)</text:span></text:p>
      <text:p text:style-name="P9"/>
      <text:p text:style-name="P10">Teaching and supervision</text:p>
      <text:p text:style-name="P97"/>
      <text:p text:style-name="P82">Teaching</text:p>
      <text:p text:style-name="P77">2020<text:tab/><text:tab/><text:tab/>Workshop: Introduction to Psychopy for masters students (Birmingham)</text:p>
      <text:p text:style-name="P75">2017<text:tab/><text:tab/><text:tab/>Teaching assistant, Cognitive psychology<text:span text:style-name="T148"> (undergrad)</text:span>, UChicago</text:p>
      <text:p text:style-name="P78"><text:tab/><text:tab/><text:tab/>TA, Cognitive diversity<text:span text:style-name="T148"> (undergrad)</text:span>, U<text:span text:style-name="T151">C</text:span>hicago</text:p>
      <text:p text:style-name="P79"><text:tab/><text:tab/><text:tab/>Guest lecture<text:span text:style-name="T150"> for Cognitive Diversity</text:span>: Bodily relativity of a<text:span text:style-name="T150">ffective motivation</text:span></text:p>
      <text:p text:style-name="P81"><text:span text:style-name="T80"><text:tab/><text:tab/><text:tab/>Guest lectures </text:span>Experimental Methods in Linguistics<text:span text:style-name="T80">: Mixed effects models in R</text:span></text:p>
      <text:p text:style-name="P81"><text:span text:style-name="T80"><text:tab/><text:tab/><text:tab/></text:span><text:span text:style-name="T81">Workshop: </text:span><text:span text:style-name="T86">C</text:span><text:span text:style-name="T85">ognitive science for American Sign Language interpreters</text:span></text:p>
      <text:p text:style-name="P72">2016<text:tab/><text:tab/><text:tab/>T<text:span text:style-name="T147">A</text:span>, Biological psychology (undergrad), U<text:span text:style-name="T140">C</text:span>hicago</text:p>
      <text:p text:style-name="P72"><text:tab/><text:tab/><text:tab/><text:span text:style-name="T140">TA, Sensation and perception (undergrad), UChicago</text:span></text:p>
      <text:p text:style-name="P72">2012<text:tab/><text:tab/><text:tab/>T<text:span text:style-name="T147">A</text:span>, Body and cognition (<text:span text:style-name="T152">graduate</text:span>), The New School</text:p>
      <text:p text:style-name="P73"><text:soft-page-break/></text:p>
      <text:p text:style-name="P80">Supervision</text:p>
      <text:p text:style-name="P76">2017-<text:span text:style-name="T159">2018<text:tab/></text:span><text:tab/>Cornell University: Research supervisor for undergraduates (Rachel Mattessich)</text:p>
      <text:p text:style-name="P74">2014<text:span text:style-name="T135">–2017<text:tab/></text:span><text:tab/><text:span text:style-name="T133">University of Chicago: </text:span>Research supervisor for <text:span text:style-name="T149">masters students (Srishti Goel), </text:span>undergraduates (Chelsea Rapoport, <text:span text:style-name="T137">Amritpal Singh, Jahn Madlangbayan, Clara Sava-Segal, Varun Joshi</text:span>), <text:span text:style-name="T154">and high-schoolers (Ben Grobman, Juliana Berlin). </text:span></text:p>
      <text:p text:style-name="P83"><text:span text:style-name="T128">2011</text:span><text:span text:style-name="T129">–</text:span><text:span text:style-name="T128">2013<text:tab/><text:tab/></text:span><text:span text:style-name="T130">The New School for Social Research: </text:span><text:span text:style-name="T128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98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59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7"><text:span text:style-name="T3"><text:tab/><text:tab/><text:tab/></text:span><text:span text:style-name="T4">PI: Daniel Casasanto</text:span></text:p>
      <text:p text:style-name="P16"/>
      <text:p text:style-name="P47"><text:span text:style-name="T2">2009–2011</text:span><text:span text:style-name="T1"><text:tab/></text:span><text:span text:style-name="T2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25">PIs</text:span>: Peter Hagoort, Jos van Berkum, <text:span text:style-name="T124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25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25">PI</text:span>: Laura Sterponi</text:p>
      <text:p text:style-name="P11"/>
      <text:p text:style-name="P11">Press</text:p>
      <text:p text:style-name="P97"/>
      <text:p text:style-name="P95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89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88"><text:soft-page-break/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87">ScienceMag.com, <text:span text:style-name="T109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6">PopularScience.com, <text:span text:style-name="T109">The Keyboard’s Strange Impact On Your Baby’s Name</text:span><text:span text:style-name="T113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3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3">your-baby%E2%80%99s-name</text:span></text:a></text:p>
      <text:p text:style-name="P84">Time.com, <text:span text:style-name="T109">Study: Keyboards Are Influencing What You Name Your Baby</text:span><text:span text:style-name="T113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5"><text:span text:style-name="T107">ScienceDaily.com, </text:span><text:span text:style-name="T110">Emotion reversed in left-handers' brains</text:span><text:span text:style-name="T114">, May 2, 2012. </text:span><text:a xlink:type="simple" xlink:href="http://www.sciencedaily.com/releases/2012/05/120502184836.htm" text:style-name="Internet_20_link" text:visited-style-name="Visited_20_Internet_20_Link"><text:span text:style-name="T114">http://www.sciencedaily.com/releases/2012/05/120502184836.htm</text:span></text:a></text:p>
      <text:p text:style-name="P92"><text:span text:style-name="T116">PsychologyToday.com, </text:span><text:span text:style-name="T112">Emotion Is Reversed in Left-Handers' Brains</text:span><text:span text:style-name="T116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6">http://www.psychologytoday.com/blog/malleable-mind/201205/emotion-is-reversed-in-left-handers-brains</text:span></text:a></text:p>
      <text:p text:style-name="P102"/>
      <text:p text:style-name="P12"><text:span text:style-name="T153">Technical s</text:span>kills</text:p>
      <text:p text:style-name="P99"/>
      <text:p text:style-name="P90"><text:span text:style-name="T115">P</text:span><text:span text:style-name="T113">rogramming languages: </text:span><text:span text:style-name="T120">Matlab, P</text:span><text:span text:style-name="T113">ython, R, Supercollider</text:span></text:p>
      <text:p text:style-name="P90"><text:span text:style-name="T117">Designing, running, and analyzing experiments using</text:span><text:span text:style-name="T113"> </text:span><text:span text:style-name="T119">M</text:span><text:span text:style-name="T120">EG/</text:span><text:span text:style-name="T113">EEG and behavioral </text:span><text:span text:style-name="T117">methods</text:span></text:p>
      <text:p text:style-name="P93">Linear mixed-effects modeling</text:p>
      <text:p text:style-name="P93">Non-parametric statistics</text:p>
      <text:p text:style-name="P94">Multivariate pattern analyses (MVPA)</text:p>
      <text:p text:style-name="P91"><text:span text:style-name="T113">Frequency-domain analyses </text:span><text:span text:style-name="T118">and </text:span><text:span text:style-name="T120">digital</text:span><text:span text:style-name="T118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4T08:53:17.537958184</dc:date>
    <meta:editing-duration>PT17H39M36S</meta:editing-duration>
    <meta:editing-cycles>271</meta:editing-cycles>
    <dc:creator>Geoff Brookshire</dc:creator>
    <meta:document-statistic meta:table-count="0" meta:image-count="0" meta:object-count="0" meta:page-count="7" meta:paragraph-count="131" meta:word-count="1753" meta:character-count="13522" meta:non-whitespace-character-count="11766"/>
    <meta:user-defined meta:name="Company">UC - Berkeley</meta:user-defined>
  </office:meta>
</office:document-meta>
</file>